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5.8472in" table:align="left"/>
    </style:style>
    <style:style style:name="Таблица1.A" style:family="table-column">
      <style:table-column-properties style:column-width="0.8472in"/>
    </style:style>
    <style:style style:name="Таблица1.B" style:family="table-column">
      <style:table-column-properties style:column-width="0.7535in"/>
    </style:style>
    <style:style style:name="Таблица1.C" style:family="table-column">
      <style:table-column-properties style:column-width="0.7479in"/>
    </style:style>
    <style:style style:name="Таблица1.D" style:family="table-column">
      <style:table-column-properties style:column-width="0.5021in"/>
    </style:style>
    <style:style style:name="Таблица1.E" style:family="table-column">
      <style:table-column-properties style:column-width="0.9375in"/>
    </style:style>
    <style:style style:name="Таблица1.F" style:family="table-column">
      <style:table-column-properties style:column-width="1.1264in"/>
    </style:style>
    <style:style style:name="Таблица1.G" style:family="table-column">
      <style:table-column-properties style:column-width="0.9326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position="0% 100%" style:font-name="Liberation Serif1" fo:language="ru" fo:country="RU" officeooo:rsid="000b4cfa" officeooo:paragraph-rsid="00153ea6"/>
    </style:style>
    <style:style style:name="P2" style:family="paragraph" style:parent-style-name="Standard">
      <style:text-properties style:text-position="0% 100%" style:font-name="Liberation Serif1" fo:language="ru" fo:country="RU" officeooo:rsid="000b4cfa" officeooo:paragraph-rsid="000b4cfa"/>
    </style:style>
    <style:style style:name="P3" style:family="paragraph" style:parent-style-name="Standard">
      <style:text-properties style:text-position="0% 100%" style:font-name="Liberation Serif1" fo:language="ru" fo:country="RU" officeooo:rsid="000bf3cb" officeooo:paragraph-rsid="000bf3cb"/>
    </style:style>
    <style:style style:name="P4" style:family="paragraph" style:parent-style-name="Standard">
      <style:text-properties style:text-position="0% 100%" style:font-name="Liberation Serif1" fo:language="en" fo:country="US" officeooo:rsid="000b4cfa" officeooo:paragraph-rsid="000b4cfa"/>
    </style:style>
    <style:style style:name="P5" style:family="paragraph" style:parent-style-name="Standard">
      <style:text-properties style:font-name="Liberation Serif1" fo:language="ru" fo:country="RU" officeooo:rsid="000b4cfa" officeooo:paragraph-rsid="000b4cfa"/>
    </style:style>
    <style:style style:name="P6" style:family="paragraph" style:parent-style-name="Standard">
      <style:text-properties style:font-name="Liberation Serif1" fo:language="ru" fo:country="RU" officeooo:rsid="000b4cfa" officeooo:paragraph-rsid="000bf3cb"/>
    </style:style>
    <style:style style:name="P7" style:family="paragraph" style:parent-style-name="Standard">
      <style:text-properties style:font-name="Liberation Serif1" fo:language="ru" fo:country="RU" officeooo:rsid="000b4cfa" officeooo:paragraph-rsid="00142f47"/>
    </style:style>
    <style:style style:name="P8" style:family="paragraph" style:parent-style-name="Standard">
      <style:text-properties style:font-name="Liberation Serif1" fo:language="ru" fo:country="RU" officeooo:rsid="000bf3cb" officeooo:paragraph-rsid="000bf3cb"/>
    </style:style>
    <style:style style:name="P9" style:family="paragraph" style:parent-style-name="Standard">
      <style:text-properties style:font-name="Liberation Serif1" officeooo:paragraph-rsid="00142f47"/>
    </style:style>
    <style:style style:name="P10" style:family="paragraph" style:parent-style-name="Standard">
      <style:text-properties style:font-name="Liberation Serif1" officeooo:paragraph-rsid="00153ea6"/>
    </style:style>
    <style:style style:name="P11" style:family="paragraph" style:parent-style-name="Standard">
      <style:text-properties style:font-name="Liberation Serif1" officeooo:paragraph-rsid="0017336d"/>
    </style:style>
    <style:style style:name="P12" style:family="paragraph" style:parent-style-name="Standard">
      <style:text-properties style:font-name="Liberation Serif1" officeooo:paragraph-rsid="0015b74b"/>
    </style:style>
    <style:style style:name="P13" style:family="paragraph" style:parent-style-name="Standard">
      <style:text-properties style:font-name="Liberation Serif1" fo:language="el" fo:country="GR" officeooo:paragraph-rsid="0017336d"/>
    </style:style>
    <style:style style:name="P14" style:family="paragraph" style:parent-style-name="Standard">
      <style:text-properties style:font-name="Liberation Serif1" fo:language="el" fo:country="GR" officeooo:paragraph-rsid="0015b74b"/>
    </style:style>
    <style:style style:name="P15" style:family="paragraph" style:parent-style-name="Standard">
      <style:text-properties style:font-name="Liberation Serif1" fo:language="el" fo:country="GR" officeooo:paragraph-rsid="0018f86c"/>
    </style:style>
    <style:style style:name="P16" style:family="paragraph" style:parent-style-name="Standard">
      <style:text-properties style:font-name="Liberation Serif1" officeooo:rsid="0018f86c" officeooo:paragraph-rsid="0018f86c"/>
    </style:style>
    <style:style style:name="P17" style:family="paragraph" style:parent-style-name="Table_20_Contents">
      <style:text-properties style:font-name="Liberation Serif1" officeooo:rsid="000b4cfa" officeooo:paragraph-rsid="000b4cfa"/>
    </style:style>
    <style:style style:name="P18" style:family="paragraph" style:parent-style-name="Table_20_Contents">
      <style:text-properties style:font-name="Liberation Serif1" officeooo:rsid="0015b74b" officeooo:paragraph-rsid="0015b74b"/>
    </style:style>
    <style:style style:name="P19" style:family="paragraph" style:parent-style-name="Table_20_Contents">
      <style:text-properties style:font-name="Liberation Serif1" officeooo:rsid="0017336d" officeooo:paragraph-rsid="0017336d"/>
    </style:style>
    <style:style style:name="P20" style:family="paragraph" style:parent-style-name="Table_20_Contents">
      <style:text-properties style:text-position="0% 100%" style:font-name="Liberation Serif1" fo:language="ru" fo:country="RU" officeooo:rsid="000b4cfa" officeooo:paragraph-rsid="000b4cfa"/>
    </style:style>
    <style:style style:name="P21" style:family="paragraph" style:parent-style-name="Standard">
      <style:text-properties style:text-position="0% 100%" style:font-name="Liberation Serif1" fo:language="en" fo:country="US" officeooo:paragraph-rsid="0015b74b"/>
    </style:style>
    <style:style style:name="P22" style:family="paragraph" style:parent-style-name="Standard">
      <style:text-properties style:font-name="Liberation Serif1" officeooo:paragraph-rsid="0017336d"/>
    </style:style>
    <style:style style:name="P23" style:family="paragraph" style:parent-style-name="Standard">
      <style:text-properties style:font-name="Liberation Serif1" officeooo:paragraph-rsid="001c93c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3ea6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bf3cb"/>
    </style:style>
    <style:style style:name="T5" style:family="text">
      <style:text-properties style:text-position="super 58%" fo:language="en" fo:country="US"/>
    </style:style>
    <style:style style:name="T6" style:family="text">
      <style:text-properties style:text-position="super 58%" fo:language="en" fo:country="US" officeooo:rsid="00153ea6"/>
    </style:style>
    <style:style style:name="T7" style:family="text">
      <style:text-properties style:text-position="super 58%" fo:language="en" fo:country="US" officeooo:rsid="0015b74b"/>
    </style:style>
    <style:style style:name="T8" style:family="text">
      <style:text-properties style:text-position="super 58%" fo:language="ru" fo:country="RU"/>
    </style:style>
    <style:style style:name="T9" style:family="text">
      <style:text-properties style:text-position="super 58%" fo:language="ru" fo:country="RU" officeooo:rsid="000b4cfa"/>
    </style:style>
    <style:style style:name="T10" style:family="text">
      <style:text-properties style:text-position="super 58%" fo:language="ru" fo:country="RU" officeooo:rsid="0017336d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en" fo:country="US"/>
    </style:style>
    <style:style style:name="T13" style:family="text">
      <style:text-properties style:text-position="0% 100%" fo:language="en" fo:country="US" officeooo:rsid="000bf3cb"/>
    </style:style>
    <style:style style:name="T14" style:family="text">
      <style:text-properties style:text-position="0% 100%" fo:language="en" fo:country="US" officeooo:rsid="001050f2"/>
    </style:style>
    <style:style style:name="T15" style:family="text">
      <style:text-properties style:text-position="0% 100%" fo:language="en" fo:country="US" officeooo:rsid="00142f47"/>
    </style:style>
    <style:style style:name="T16" style:family="text">
      <style:text-properties style:text-position="0% 100%" fo:language="en" fo:country="US" officeooo:rsid="00153ea6"/>
    </style:style>
    <style:style style:name="T17" style:family="text">
      <style:text-properties style:text-position="0% 100%" fo:language="en" fo:country="US" officeooo:rsid="0011c997"/>
    </style:style>
    <style:style style:name="T18" style:family="text">
      <style:text-properties style:text-position="0% 100%" fo:language="en" fo:country="US" officeooo:rsid="000b4cfa"/>
    </style:style>
    <style:style style:name="T19" style:family="text">
      <style:text-properties style:text-position="0% 100%" fo:language="en" fo:country="US" officeooo:rsid="0015b74b"/>
    </style:style>
    <style:style style:name="T20" style:family="text">
      <style:text-properties style:text-position="0% 100%" fo:language="en" fo:country="US" officeooo:rsid="001c93c4"/>
    </style:style>
    <style:style style:name="T21" style:family="text">
      <style:text-properties style:text-position="0% 100%" officeooo:rsid="000bf3cb"/>
    </style:style>
    <style:style style:name="T22" style:family="text">
      <style:text-properties style:text-position="0% 100%" fo:language="ru" fo:country="RU"/>
    </style:style>
    <style:style style:name="T23" style:family="text">
      <style:text-properties style:text-position="0% 100%" fo:language="ru" fo:country="RU" officeooo:rsid="000b4cfa"/>
    </style:style>
    <style:style style:name="T24" style:family="text">
      <style:text-properties style:text-position="0% 100%" fo:language="ru" fo:country="RU" officeooo:rsid="0017336d"/>
    </style:style>
    <style:style style:name="T25" style:family="text">
      <style:text-properties style:text-position="0% 100%" fo:language="ru" fo:country="RU" officeooo:rsid="0018f86c"/>
    </style:style>
    <style:style style:name="T26" style:family="text">
      <style:text-properties officeooo:rsid="000bf3cb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officeooo:rsid="00142f47"/>
    </style:style>
    <style:style style:name="T30" style:family="text">
      <style:text-properties style:text-position="sub 58%" fo:language="en" fo:country="US" officeooo:rsid="000b4cfa"/>
    </style:style>
    <style:style style:name="T31" style:family="text">
      <style:text-properties style:text-position="sub 58%" fo:language="en" fo:country="US" officeooo:rsid="00153ea6"/>
    </style:style>
    <style:style style:name="T32" style:family="text">
      <style:text-properties style:text-position="sub 58%" fo:language="en" fo:country="US" officeooo:rsid="0015b74b"/>
    </style:style>
    <style:style style:name="T33" style:family="text">
      <style:text-properties style:text-position="sub 58%" officeooo:rsid="0015b74b"/>
    </style:style>
    <style:style style:name="T34" style:family="text">
      <style:text-properties style:text-position="sub 58%" fo:language="ru" fo:country="RU"/>
    </style:style>
    <style:style style:name="T35" style:family="text">
      <style:text-properties style:text-position="sub 58%" fo:language="ru" fo:country="RU" officeooo:rsid="000b4cfa"/>
    </style:style>
    <style:style style:name="T36" style:family="text">
      <style:text-properties style:text-position="sub 58%" fo:language="ru" fo:country="RU" officeooo:rsid="0017336d"/>
    </style:style>
    <style:style style:name="T37" style:family="text">
      <style:text-properties style:text-position="sub 58%" officeooo:rsid="000b4cfa"/>
    </style:style>
    <style:style style:name="T38" style:family="text">
      <style:text-properties officeooo:rsid="0011c997"/>
    </style:style>
    <style:style style:name="T39" style:family="text">
      <style:text-properties officeooo:rsid="0019f6de"/>
    </style:style>
    <style:style style:name="T40" style:family="text">
      <style:text-properties officeooo:rsid="001b9a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Шаг по пространству <text:span text:style-name="T1">h = 5e-7 </text:span>м.</text:p>
      <text:p text:style-name="P8">Характерный размер образца 256<text:span text:style-name="T1">h.</text:span></text:p>
      <text:p text:style-name="P5">Ширина размытия <text:span text:style-name="T1">l = 3*h. </text:span></text:p>
      <text:p text:style-name="P6">Подвижность <text:span text:style-name="T1">m = 12 </text:span>м<text:span text:style-name="T3">3</text:span><text:span text:style-name="T1">/</text:span>Дж<text:span text:style-name="T21">·</text:span>с.</text:p>
      <text:p text:style-name="P5">Критическ<text:span text:style-name="T26">ая напряжённость эл</text:span><text:span text:style-name="T39">ектрического</text:span> пол<text:span text:style-name="T26">я</text:span> <text:span text:style-name="T1">E</text:span><text:span text:style-name="T28">cr </text:span><text:span text:style-name="T12">= 5.6e</text:span><text:span text:style-name="T14">+</text:span><text:span text:style-name="T12">06 </text:span><text:span text:style-name="T13">В/</text:span><text:span text:style-name="T21">м.</text:span></text:p>
      <text:p text:style-name="P5"><text:span text:style-name="T11">Критическая диэлектрическая проницаемость </text:span><text:span text:style-name="T12">ε</text:span><text:span text:style-name="T28">c</text:span><text:span text:style-name="T29">r</text:span><text:span text:style-name="T28"> </text:span><text:span text:style-name="T11">= 8.85e-12 </text:span><text:span text:style-name="T21">Кл</text:span><text:span text:style-name="T4">2</text:span><text:span text:style-name="T21">/Дж·м.</text:span></text:p>
      <text:p text:style-name="P7"><text:span text:style-name="T11">Характерная энергия на единицу разрушения Γ</text:span><text:span text:style-name="T27">0</text:span><text:span text:style-name="T11"> = 0.5 </text:span><text:span text:style-name="T12">E</text:span><text:span text:style-name="T28">cr</text:span><text:span text:style-name="T3">2</text:span><text:span text:style-name="T11"> </text:span><text:span text:style-name="T12">l</text:span><text:span text:style-name="T5">2</text:span><text:span text:style-name="T12"> ε</text:span><text:span text:style-name="T28">c</text:span><text:span text:style-name="T29">r</text:span><text:span text:style-name="T13">.</text:span></text:p>
      <text:p text:style-name="P7"><text:span text:style-name="T15">Γ</text:span><text:span text:style-name="T29">0</text:span><text:span text:style-name="T15"> = </text:span><text:span text:style-name="T16">3.12228e-10 Дж/м</text:span></text:p>
      <text:p text:style-name="P9"><text:span text:style-name="T15">Характерная энергия электрического поля </text:span><text:span text:style-name="T17">G</text:span><text:span text:style-name="T29">1</text:span><text:span text:style-name="T17"> = </text:span><text:span text:style-name="T23">0.5 </text:span><text:span text:style-name="T18">E</text:span><text:span text:style-name="T30">cr</text:span><text:span text:style-name="T9">2</text:span><text:span text:style-name="T18"> ε</text:span><text:span text:style-name="T30">c</text:span><text:span text:style-name="T29">r</text:span><text:span text:style-name="T15">, G</text:span><text:span text:style-name="T29">0</text:span><text:span text:style-name="T15"> = G</text:span><text:span text:style-name="T29">1</text:span><text:span text:style-name="T15">/δ &gt;&gt; G</text:span><text:span text:style-name="T29">1</text:span><text:span text:style-name="T15">.</text:span></text:p>
      <text:p text:style-name="P10"><text:span text:style-name="T17">G</text:span><text:span text:style-name="T29">1</text:span><text:span text:style-name="T17"> = </text:span><text:span text:style-name="T16">1.38768e+02 Дж/м</text:span><text:span text:style-name="T6">3</text:span></text:p>
      <text:p text:style-name="P1">Разница потенциалов между верхней и нижней обкладкой <text:span text:style-name="T1">Δ</text:span><text:span text:style-name="T2">Φ</text:span><text:span text:style-name="T38"> = </text:span>720 <text:span text:style-name="T26">В.</text:span></text:p>
      <text:p text:style-name="P10"><text:span text:style-name="T16">Среднее электрическое напряжение E</text:span><text:span text:style-name="T31">av</text:span><text:span text:style-name="T16"> = </text:span><text:span text:style-name="T12">Δ</text:span><text:span text:style-name="T16">Φ/(256h).</text:span></text:p>
      <text:p text:style-name="P10"><text:span text:style-name="T16">E</text:span><text:span text:style-name="T31">av</text:span><text:span text:style-name="T16"> = 5.625e+06 В/м.</text:span></text:p>
      <text:p text:style-name="P10"><text:span text:style-name="T16"/></text:p>
      <text:p text:style-name="P11"><text:span text:style-name="T16">Р</text:span><text:span text:style-name="T19">ост канала пробоя характеризуется величиной </text:span><text:span text:style-name="T12">ξ</text:span><text:span text:style-name="T19"> = 0.5 E</text:span><text:span text:style-name="T7">2</text:span><text:span text:style-name="T18"> </text:span><text:span text:style-name="T19">l</text:span><text:span text:style-name="T7">2</text:span><text:span text:style-name="T18"> ε/</text:span><text:span text:style-name="T23">Γ</text:span></text:p>
      <text:p text:style-name="P23"><text:span text:style-name="T18">ξ &gt; </text:span><text:span text:style-name="T20">1 – канал пробоя растет из малых возмущений неповрежденной среды</text:span></text:p>
      <text:p text:style-name="P12"><text:span text:style-name="T23"/></text:p>
      <text:p text:style-name="P16"><text:span text:style-name="T23">Н</text:span><text:span text:style-name="T22">еобходимый для устойчивости шаг по времени</text:span></text:p>
      <text:p text:style-name="P13"><text:span text:style-name="T23">τ</text:span><text:span text:style-name="T35">δ</text:span><text:span text:style-name="T24"> = δ</text:span><text:span text:style-name="T10">5/3</text:span><text:span text:style-name="T24">/(4m E</text:span><text:span text:style-name="T10">2</text:span><text:span text:style-name="T24"> </text:span><text:span text:style-name="T18">ε</text:span><text:span text:style-name="T24">)</text:span></text:p>
      <text:p text:style-name="P13"><text:span text:style-name="T23">τ</text:span><text:span text:style-name="T36">h</text:span><text:span text:style-name="T24"> = h</text:span><text:span text:style-name="T10">2</text:span><text:span text:style-name="T24">/(4m </text:span><text:span text:style-name="T23">Γ</text:span><text:span text:style-name="T24">)</text:span></text:p>
      <text:p text:style-name="P15"><text:span text:style-name="T23">τ </text:span><text:span text:style-name="T25">= min(</text:span><text:span text:style-name="T23">τ</text:span><text:span text:style-name="T35">δ</text:span><text:span text:style-name="T23">, τ</text:span><text:span text:style-name="T36">h</text:span><text:span text:style-name="T25">)</text:span></text:p>
      <text:p text:style-name="P13"><text:span text:style-name="T24"/></text:p>
      <text:p text:style-name="P11"><text:span text:style-name="T19">E := E</text:span><text:span text:style-name="T32">av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7"><text:span text:style-name="T38">М</text:span>атериал</text:p>
          </table:table-cell>
          <table:table-cell table:style-name="Таблица1.A1" office:value-type="string">
            <text:p text:style-name="P20">Γ</text:p>
          </table:table-cell>
          <table:table-cell table:style-name="Таблица1.A1" office:value-type="string">
            <text:p text:style-name="P4">ε</text:p>
          </table:table-cell>
          <table:table-cell table:style-name="Таблица1.A1" office:value-type="string">
            <text:p text:style-name="P17">σ</text:p>
          </table:table-cell>
          <table:table-cell table:style-name="Таблица1.A1" office:value-type="string">
            <text:p text:style-name="P21">ξ</text:p>
          </table:table-cell>
          <table:table-cell table:style-name="Таблица1.A1" office:value-type="string">
            <text:p text:style-name="P14">τ<text:span text:style-name="T27">δ</text:span></text:p>
          </table:table-cell>
          <table:table-cell table:style-name="Таблица1.G1" office:value-type="string">
            <text:p text:style-name="P14">τ<text:span text:style-name="T33">h</text:span></text:p>
          </table:table-cell>
        </table:table-row>
        <table:table-row>
          <table:table-cell table:style-name="Таблица1.A2" office:value-type="string">
            <text:p text:style-name="P17">1 </text:p>
          </table:table-cell>
          <table:table-cell table:style-name="Таблица1.A2" office:value-type="string">
            <text:p text:style-name="P17">2.6<text:span text:style-name="T22"> Γ</text:span><text:span text:style-name="T34">0</text:span></text:p>
          </table:table-cell>
          <table:table-cell table:style-name="Таблица1.A2" office:value-type="string">
            <text:p text:style-name="P5"><text:span text:style-name="T11">2.6 </text:span><text:span text:style-name="T12">ε</text:span><text:span text:style-name="T28">c</text:span><text:span text:style-name="T29">r</text:span></text:p>
          </table:table-cell>
          <table:table-cell table:style-name="Таблица1.A2" office:value-type="string">
            <text:p text:style-name="P17">1е-11</text:p>
          </table:table-cell>
          <table:table-cell table:style-name="Таблица1.A2" office:value-type="string">
            <text:p text:style-name="P18">1.00895</text:p>
          </table:table-cell>
          <table:table-cell table:style-name="Таблица1.A2" office:value-type="string">
            <text:p text:style-name="P19">2.86e-05 <text:span text:style-name="T22">δ</text:span><text:span text:style-name="T8">5/3</text:span><text:span text:style-name="T22"> с</text:span></text:p>
          </table:table-cell>
          <table:table-cell table:style-name="Таблица1.G2" office:value-type="string">
            <text:p text:style-name="P19">6.42e-06 с</text:p>
          </table:table-cell>
        </table:table-row>
        <table:table-row>
          <table:table-cell table:style-name="Таблица1.A2" office:value-type="string">
            <text:p text:style-name="P17">2</text:p>
          </table:table-cell>
          <table:table-cell table:style-name="Таблица1.A2" office:value-type="string">
            <text:p text:style-name="P17">4.6<text:span text:style-name="T22"> Γ</text:span><text:span text:style-name="T34">0</text:span></text:p>
          </table:table-cell>
          <table:table-cell table:style-name="Таблица1.A2" office:value-type="string">
            <text:p text:style-name="P5"><text:span text:style-name="T11">4.6 </text:span><text:span text:style-name="T12">ε</text:span><text:span text:style-name="T28">c</text:span><text:span text:style-name="T29">r</text:span></text:p>
          </table:table-cell>
          <table:table-cell table:style-name="Таблица1.A2" office:value-type="string">
            <text:p text:style-name="P17">1е-9</text:p>
          </table:table-cell>
          <table:table-cell table:style-name="Таблица1.A2" office:value-type="string">
            <text:p text:style-name="P18">1.00895</text:p>
          </table:table-cell>
          <table:table-cell table:style-name="Таблица1.A2" office:value-type="string">
            <text:p text:style-name="P19">1.62e-05 <text:span text:style-name="T22">δ</text:span><text:span text:style-name="T8">5/3</text:span><text:span text:style-name="T22"> с</text:span></text:p>
          </table:table-cell>
          <table:table-cell table:style-name="Таблица1.G2" office:value-type="string">
            <text:p text:style-name="P19">3.63e-06 с</text:p>
          </table:table-cell>
        </table:table-row>
        <table:table-row>
          <table:table-cell table:style-name="Таблица1.A2" office:value-type="string">
            <text:p text:style-name="P17">3</text:p>
          </table:table-cell>
          <table:table-cell table:style-name="Таблица1.A2" office:value-type="string">
            <text:p text:style-name="P17"><text:span text:style-name="T12">3.8e12</text:span><text:span text:style-name="T22"> Γ</text:span><text:span text:style-name="T34">0</text:span></text:p>
          </table:table-cell>
          <table:table-cell table:style-name="Таблица1.A2" office:value-type="string">
            <text:p text:style-name="P5"><text:span text:style-name="T11">3.8е12 </text:span><text:span text:style-name="T12">ε</text:span><text:span text:style-name="T28">c</text:span><text:span text:style-name="T29">r</text:span></text:p>
          </table:table-cell>
          <table:table-cell table:style-name="Таблица1.A2" office:value-type="string">
            <text:p text:style-name="P17">3.8е7</text:p>
          </table:table-cell>
          <table:table-cell table:style-name="Таблица1.A2" office:value-type="string">
            <text:p text:style-name="P18">1.00895</text:p>
          </table:table-cell>
          <table:table-cell table:style-name="Таблица1.A2" office:value-type="string">
            <text:p text:style-name="P19">1.96e-17 <text:span text:style-name="T22">δ</text:span><text:span text:style-name="T8">5/3</text:span><text:span text:style-name="T22"> с</text:span></text:p>
          </table:table-cell>
          <table:table-cell table:style-name="Таблица1.G2" office:value-type="string">
            <text:p text:style-name="P19">4.39<text:span text:style-name="T40">e</text:span>-18 с</text:p>
          </table:table-cell>
        </table:table-row>
      </table:table>
      <text:p text:style-name="P2"/>
      <text:p text:style-name="P3">Шаг по времени с которым считают сейчас <text:span text:style-name="T1">dt = 1e-10 c.</text:span></text:p>
      <text:p text:style-name="P3">δ<text:span text:style-name="T30">ε </text:span>= 1<text:span text:style-name="T1">e</text:span>-3, δ<text:span text:style-name="T37">σ</text:span><text:span text:style-name="T30"> </text:span>= 1<text:span text:style-name="T1">e</text:span>-<text:span text:style-name="T1">3</text:span> ?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3:33:38.503000000</meta:creation-date>
    <dc:date>2024-11-28T19:55:39.448909615</dc:date>
    <meta:editing-duration>PT5H2M17S</meta:editing-duration>
    <meta:editing-cycles>9</meta:editing-cycles>
    <meta:generator>LibreOffice/24.2.6.2$Linux_X86_64 LibreOffice_project/420$Build-2</meta:generator>
    <meta:document-statistic meta:table-count="1" meta:image-count="0" meta:object-count="0" meta:page-count="1" meta:paragraph-count="50" meta:word-count="195" meta:character-count="1038" meta:non-whitespace-character-count="890"/>
  </office:meta>
</office:document-meta>
</file>